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Text_20_body">
      <style:text-properties officeooo:rsid="000c3652" officeooo:paragraph-rsid="000c3652"/>
    </style:style>
    <style:style style:name="P6" style:family="paragraph" style:parent-style-name="Text_20_body">
      <style:text-properties officeooo:rsid="000c50e5" officeooo:paragraph-rsid="000c50e5"/>
    </style:style>
    <style:style style:name="P7" style:family="paragraph" style:parent-style-name="Text_20_body">
      <style:text-properties officeooo:rsid="000ed1c2" officeooo:paragraph-rsid="000ed1c2"/>
    </style:style>
    <style:style style:name="P8" style:family="paragraph" style:parent-style-name="Text_20_body">
      <style:text-properties officeooo:paragraph-rsid="000ef36f"/>
    </style:style>
    <style:style style:name="P9" style:family="paragraph" style:parent-style-name="Text_20_body">
      <style:text-properties officeooo:paragraph-rsid="000fa83a"/>
    </style:style>
    <style:style style:name="P10" style:family="paragraph" style:parent-style-name="Text_20_body">
      <style:text-properties officeooo:rsid="001011e2" officeooo:paragraph-rsid="001011e2"/>
    </style:style>
    <style:style style:name="P11" style:family="paragraph" style:parent-style-name="Text_20_body">
      <style:text-properties officeooo:paragraph-rsid="001011e2"/>
    </style:style>
    <style:style style:name="P12" style:family="paragraph" style:parent-style-name="Text_20_body">
      <style:text-properties officeooo:paragraph-rsid="00105647"/>
    </style:style>
    <style:style style:name="P13" style:family="paragraph" style:parent-style-name="Text_20_body">
      <style:text-properties officeooo:rsid="0012bd38" officeooo:paragraph-rsid="0012bd38"/>
    </style:style>
    <style:style style:name="P14" style:family="paragraph" style:parent-style-name="Text_20_body">
      <style:text-properties officeooo:rsid="0013e7e6" officeooo:paragraph-rsid="0013e7e6"/>
    </style:style>
    <style:style style:name="P15" style:family="paragraph" style:parent-style-name="Text_20_body">
      <style:text-properties officeooo:rsid="001554e1" officeooo:paragraph-rsid="001554e1"/>
    </style:style>
    <style:style style:name="P16" style:family="paragraph" style:parent-style-name="Text_20_body">
      <style:text-properties officeooo:paragraph-rsid="00185d1b"/>
    </style:style>
    <style:style style:name="P17" style:family="paragraph" style:parent-style-name="Text_20_body">
      <style:text-properties officeooo:rsid="00186b5c" officeooo:paragraph-rsid="00185d1b"/>
    </style:style>
    <style:style style:name="P18" style:family="paragraph" style:parent-style-name="Text_20_body">
      <style:text-properties officeooo:rsid="0027cc31" officeooo:paragraph-rsid="0027cc31"/>
    </style:style>
    <style:style style:name="P19" style:family="paragraph" style:parent-style-name="Text_20_body">
      <style:text-properties officeooo:paragraph-rsid="00186b5c"/>
    </style:style>
    <style:style style:name="P20" style:family="paragraph" style:parent-style-name="Text_20_body">
      <style:text-properties officeooo:rsid="0029cd10" officeooo:paragraph-rsid="0029cd10"/>
    </style:style>
    <style:style style:name="P21" style:family="paragraph" style:parent-style-name="Text_20_body">
      <style:text-properties officeooo:paragraph-rsid="0029cd10"/>
    </style:style>
    <style:style style:name="P22" style:family="paragraph" style:parent-style-name="Text_20_body">
      <style:text-properties officeooo:rsid="002de70d" officeooo:paragraph-rsid="002de70d"/>
    </style:style>
    <style:style style:name="P23" style:family="paragraph" style:parent-style-name="Subtitle">
      <style:text-properties officeooo:rsid="000c3652" officeooo:paragraph-rsid="000c3652"/>
    </style:style>
    <style:style style:name="P24" style:family="paragraph" style:parent-style-name="Subtitle">
      <style:text-properties officeooo:rsid="000c50e5" officeooo:paragraph-rsid="000c50e5"/>
    </style:style>
    <style:style style:name="P25" style:family="paragraph" style:parent-style-name="Subtitle">
      <style:text-properties officeooo:rsid="00169d79" officeooo:paragraph-rsid="00169d79"/>
    </style:style>
    <style:style style:name="P26" style:family="paragraph" style:parent-style-name="Title">
      <style:text-properties officeooo:rsid="000c3652" officeooo:paragraph-rsid="000c3652"/>
    </style:style>
    <style:style style:name="P27" style:family="paragraph" style:parent-style-name="Figure">
      <style:text-properties officeooo:paragraph-rsid="00272453"/>
    </style:style>
    <style:style style:name="P28" style:family="paragraph" style:parent-style-name="Text_20_body">
      <style:text-properties officeooo:paragraph-rsid="002fc192"/>
    </style:style>
    <style:style style:name="P29" style:family="paragraph" style:parent-style-name="Text_20_body">
      <style:text-properties officeooo:rsid="000ea695" officeooo:paragraph-rsid="000ea695"/>
    </style:style>
    <style:style style:name="P30" style:family="paragraph" style:parent-style-name="Text_20_body">
      <style:text-properties officeooo:rsid="000ea695" officeooo:paragraph-rsid="00300f57"/>
    </style:style>
    <style:style style:name="P31" style:family="paragraph" style:parent-style-name="Text_20_body">
      <style:text-properties officeooo:rsid="000ed1c2" officeooo:paragraph-rsid="000ea695"/>
    </style:style>
    <style:style style:name="P32" style:family="paragraph" style:parent-style-name="Heading_20_1">
      <style:paragraph-properties fo:break-before="page"/>
      <style:text-properties officeooo:rsid="000c50e5" officeooo:paragraph-rsid="000c50e5"/>
    </style:style>
    <style:style style:name="P33" style:family="paragraph" style:parent-style-name="Heading_20_1">
      <style:paragraph-properties fo:break-before="page"/>
      <style:text-properties officeooo:rsid="000ea695" officeooo:paragraph-rsid="000ea695"/>
    </style:style>
    <style:style style:name="P34" style:family="paragraph" style:parent-style-name="Heading_20_1">
      <style:paragraph-properties fo:break-before="page"/>
      <style:text-properties officeooo:rsid="000fa83a" officeooo:paragraph-rsid="000fa83a"/>
    </style:style>
    <style:style style:name="P35" style:family="paragraph" style:parent-style-name="Heading_20_2">
      <style:text-properties officeooo:rsid="000ef36f" officeooo:paragraph-rsid="000ef36f"/>
    </style:style>
    <style:style style:name="P36" style:family="paragraph" style:parent-style-name="Heading_20_2">
      <style:text-properties officeooo:rsid="000fa83a" officeooo:paragraph-rsid="000fa83a"/>
    </style:style>
    <style:style style:name="P37" style:family="paragraph" style:parent-style-name="Heading_20_2">
      <style:text-properties officeooo:rsid="001011e2" officeooo:paragraph-rsid="001011e2"/>
    </style:style>
    <style:style style:name="P38" style:family="paragraph" style:parent-style-name="Heading_20_2">
      <style:text-properties officeooo:rsid="0010c7f5" officeooo:paragraph-rsid="0010c7f5"/>
    </style:style>
    <style:style style:name="P39" style:family="paragraph" style:parent-style-name="Heading_20_3">
      <style:text-properties officeooo:rsid="00185d1b" officeooo:paragraph-rsid="00185d1b"/>
    </style:style>
    <style:style style:name="P40" style:family="paragraph" style:parent-style-name="Heading_20_3">
      <style:text-properties officeooo:rsid="0029cd10" officeooo:paragraph-rsid="0029cd10"/>
    </style:style>
    <style:style style:name="P41" style:family="paragraph" style:parent-style-name="Heading_20_3">
      <style:text-properties officeooo:rsid="00105647" officeooo:paragraph-rsid="00105647"/>
    </style:style>
    <style:style style:name="P4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center" fo:text-indent="0cm"/>
    </style:style>
    <style:style style:name="P4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45" style:family="paragraph">
      <style:paragraph-properties fo:margin-left="0cm" fo:margin-right="0cm" fo:margin-top="0cm" fo:margin-bottom="0cm" fo:line-height="100%" fo:text-align="start" fo:text-indent="0cm"/>
    </style:style>
    <style:style style:name="P46"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officeooo:rsid="000ea695"/>
    </style:style>
    <style:style style:name="T2" style:family="text">
      <style:text-properties officeooo:rsid="000ed1c2"/>
    </style:style>
    <style:style style:name="T3" style:family="text">
      <style:text-properties officeooo:rsid="00105647"/>
    </style:style>
    <style:style style:name="T4" style:family="text">
      <style:text-properties officeooo:rsid="00129b7b"/>
    </style:style>
    <style:style style:name="T5" style:family="text">
      <style:text-properties officeooo:rsid="00186b5c"/>
    </style:style>
    <style:style style:name="T6" style:family="text">
      <style:text-properties officeooo:rsid="001b2614"/>
    </style:style>
    <style:style style:name="T7" style:family="text">
      <style:text-properties officeooo:rsid="0027cc31"/>
    </style:style>
    <style:style style:name="T8" style:family="text">
      <style:text-properties officeooo:rsid="002a1c05"/>
    </style:style>
    <style:style style:name="T9" style:family="text">
      <style:text-properties officeooo:rsid="002cb61d"/>
    </style:style>
    <style:style style:name="T10" style:family="text">
      <style:text-properties officeooo:rsid="002fc192"/>
    </style:style>
    <style:style style:name="T11" style:family="text">
      <style:text-properties officeooo:rsid="00300f57"/>
    </style:style>
    <style:style style:name="T12" style:family="text">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Arial"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101cm" svg:stroke-color="#c5000b" draw:marker-start="" draw:marker-start-width="0.349cm" draw:marker-start-center="false" draw:marker-end="" draw:marker-end-width="0.349cm" draw:marker-end-center="false" draw:fill="solid"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5" style:family="graphic">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f" draw:marker-start="" draw:marker-start-width="0cm" draw:marker-start-center="false" draw:marker-end="" draw:marker-end-width="0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f" draw:marker-start="" draw:marker-start-width="0.199cm" draw:marker-start-center="false" draw:marker-end="" draw:marker-end-width="0.199cm" draw:marker-end-center="false" draw:fill="solid" draw:fill-color="#b2b2b2"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draw:stroke="solid" svg:stroke-width="0cm" svg:stroke-color="#3465af" draw:marker-start="" draw:marker-start-width="0.199cm" draw:marker-start-center="false" draw:marker-end="" draw:marker-end-width="0.199cm" draw:marker-end-center="false" draw:fill="solid" draw:fill-color="#99ff66"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e"/>
        <text:sequence-decl text:display-outline-level="0" text:name="Figure"/>
      </text:sequence-decls>
      <text:p text:style-name="Text_20_body"/>
      <text:p text:style-name="Text_20_body"/>
      <text:p text:style-name="Text_20_body"/>
      <text:p text:style-name="Text_20_body"/>
      <text:p text:style-name="P5"/>
      <text:p text:style-name="P5"/>
      <text:p text:style-name="P5"/>
      <text:p text:style-name="P5"/>
      <text:p text:style-name="P5"/>
      <text:p text:style-name="P26">Battery Monitor</text:p>
      <text:p text:style-name="P23">Final Report</text:p>
      <text:p text:style-name="P5"/>
      <text:p text:style-name="P5"/>
      <text:p text:style-name="P23">Automatio- ja systeemitekniikan projektityöt</text:p>
      <text:p text:style-name="P24">AS-0.3200</text:p>
      <text:p text:style-name="P24">Autumn 2013</text:p>
      <text:p text:style-name="P6"/>
      <text:p text:style-name="P6"/>
      <text:p text:style-name="P6"/>
      <text:p text:style-name="P6"/>
      <text:p text:style-name="P6"/>
      <text:p text:style-name="P24">Otso Jousimaa</text:p>
      <text:p text:style-name="P24">Aleksi Salonen</text:p>
      <text:p text:style-name="P24">Johan Holmberg</text:p>
      <text:p text:style-name="P25">Kalle Fagerman</text:p>
      <text:p text:style-name="P24">25.5.2014</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Table of Contents</text:p>
          </text:index-title>
          <text:p text:style-name="P1"><text:a xlink:type="simple" xlink:href="#__RefHeading__1000_1200690022" text:style-name="Index_20_Link" text:visited-style-name="Index_20_Link">Abbreviations<text:tab/>3</text:a></text:p>
          <text:p text:style-name="P1"><text:a xlink:type="simple" xlink:href="#__RefHeading__998_1200690022" text:style-name="Index_20_Link" text:visited-style-name="Index_20_Link">1 Introduction<text:tab/>4</text:a></text:p>
          <text:p text:style-name="P1"><text:a xlink:type="simple" xlink:href="#__RefHeading__1002_1200690022" text:style-name="Index_20_Link" text:visited-style-name="Index_20_Link">2 Workflow<text:tab/>5</text:a></text:p>
          <text:p text:style-name="P2"><text:a xlink:type="simple" xlink:href="#__RefHeading__1004_1200690022" text:style-name="Index_20_Link" text:visited-style-name="Index_20_Link">2.1 Study phase<text:tab/>5</text:a></text:p>
          <text:p text:style-name="P2"><text:a xlink:type="simple" xlink:href="#__RefHeading__1006_1200690022" text:style-name="Index_20_Link" text:visited-style-name="Index_20_Link">2.2 Initial design<text:tab/>5</text:a></text:p>
          <text:p text:style-name="P2"><text:a xlink:type="simple" xlink:href="#__RefHeading__1008_1200690022" text:style-name="Index_20_Link" text:visited-style-name="Index_20_Link">2.3 Producing the boards<text:tab/>5</text:a></text:p>
          <text:p text:style-name="P2"><text:a xlink:type="simple" xlink:href="#__RefHeading__1010_1200690022" text:style-name="Index_20_Link" text:visited-style-name="Index_20_Link">2.4 Software development<text:tab/>5</text:a></text:p>
          <text:p text:style-name="P2"><text:a xlink:type="simple" xlink:href="#__RefHeading__1012_1200690022" text:style-name="Index_20_Link" text:visited-style-name="Index_20_Link">2.5 Documentation<text:tab/>5</text:a></text:p>
          <text:p text:style-name="P1"><text:a xlink:type="simple" xlink:href="#__RefHeading__1014_1200690022" text:style-name="Index_20_Link" text:visited-style-name="Index_20_Link">3 Project results<text:tab/>6</text:a></text:p>
          <text:p text:style-name="P2"><text:a xlink:type="simple" xlink:href="#__RefHeading__1016_1200690022" text:style-name="Index_20_Link" text:visited-style-name="Index_20_Link">3.1 Hardware<text:tab/>6</text:a></text:p>
          <text:p text:style-name="P2"><text:a xlink:type="simple" xlink:href="#__RefHeading__1018_1200690022" text:style-name="Index_20_Link" text:visited-style-name="Index_20_Link">3.2 Software<text:tab/>6</text:a></text:p>
          <text:p text:style-name="P2"><text:a xlink:type="simple" xlink:href="#__RefHeading__1026_1200690022" text:style-name="Index_20_Link" text:visited-style-name="Index_20_Link">3.3 Interfaces<text:tab/>6</text:a></text:p>
          <text:p text:style-name="P3"><text:a xlink:type="simple" xlink:href="#__RefHeading__1028_1200690022" text:style-name="Index_20_Link" text:visited-style-name="Index_20_Link">3.3.1 Monitor – Microcontroller<text:tab/>6</text:a></text:p>
          <text:p text:style-name="P3"><text:a xlink:type="simple" xlink:href="#__RefHeading__1030_1200690022" text:style-name="Index_20_Link" text:visited-style-name="Index_20_Link">3.3.2 Monitor – Batteries<text:tab/>6</text:a></text:p>
          <text:p text:style-name="P3"><text:a xlink:type="simple" xlink:href="#__RefHeading__1032_1200690022" text:style-name="Index_20_Link" text:visited-style-name="Index_20_Link">3.3.3 Microcontroller – PC<text:tab/>6</text:a></text:p>
          <text:p text:style-name="P1"><text:a xlink:type="simple" xlink:href="#__RefHeading__1020_1200690022" text:style-name="Index_20_Link" text:visited-style-name="Index_20_Link">4 Time usage and schedule<text:tab/>7</text:a></text:p>
          <text:p text:style-name="P1"><text:a xlink:type="simple" xlink:href="#__RefHeading__1022_1200690022" text:style-name="Index_20_Link" text:visited-style-name="Index_20_Link">5 Future work and improvement suggestions<text:tab/>8</text:a></text:p>
          <text:p text:style-name="P1"><text:a xlink:type="simple" xlink:href="#__RefHeading__1024_1200690022" text:style-name="Index_20_Link" text:visited-style-name="Index_20_Link">References<text:tab/>9</text:a></text:p>
        </text:index-body>
      </text:table-of-content>
      <text:p text:style-name="Text_20_body"/>
      <text:p text:style-name="Text_20_body"/>
      <text:p text:style-name="Text_20_body"/>
      <text:h text:style-name="P32" text:outline-level="1"><text:bookmark-start text:name="__RefHeading__1000_1200690022"/>Abbreviations<text:bookmark-end text:name="__RefHeading__1000_1200690022"/></text:h>
      <text:p text:style-name="P6">ADC<text:tab/>- Analog to Digital Converter</text:p>
      <text:p text:style-name="P6">BOM<text:tab/>- Bill Of Materials</text:p>
      <text:p text:style-name="P6">CS<text:tab/>- SPI Chip Select</text:p>
      <text:p text:style-name="P6">ESD<text:tab/>- Electrostatic Discharge</text:p>
      <text:p text:style-name="P6">KCL<text:tab/>- Kirchoff's Current Law</text:p>
      <text:p text:style-name="P6">LPP<text:tab/>- Low-Pass Filtering</text:p>
      <text:p text:style-name="P6">MBPS<text:tab/>- Megabits Per Second</text:p>
      <text:p text:style-name="P10">MCU<text:tab/>- ????????????????????????????????????????????????????????????????</text:p>
      <text:p text:style-name="P6">MISO<text:tab/>- SPI Master In, Slave Out</text:p>
      <text:p text:style-name="P6">MOSI<text:tab/>- SPI Master Out, Slave In</text:p>
      <text:p text:style-name="P6">SCLK<text:tab/>- SPI Clock</text:p>
      <text:p text:style-name="P10">SMPS<text:tab/>- ????????????????????????????????????????????????????????????????</text:p>
      <text:p text:style-name="P6">SPI<text:tab/>- Serial Peripheral <text:span text:style-name="T7">I</text:span>nterface bus</text:p>
      <text:p text:style-name="P6">TTL<text:tab/>- Transistor-Transistor logic</text:p>
      <text:p text:style-name="P18">USB<text:tab/>- Universal Serial Bus</text:p>
      <text:h text:style-name="P32" text:outline-level="1"><text:bookmark-start text:name="__RefHeading__998_1200690022"/>1<text:tab/>Introduction<text:bookmark-end text:name="__RefHeading__998_1200690022"/></text:h>
      <text:p text:style-name="P6">The original project task was to create a battery balancer solution for the batteries in an electric car. The solution would consist of a <text:span text:style-name="T1">separate</text:span> battery balancer <text:span text:style-name="T1">board</text:span>, battery monitor <text:span text:style-name="T1">board</text:span> and a controller that would command the circuits. The battery balancer was designed and produced in another project during the Autumn of 2013. This project was concentrated on designing and producing the monitor part and integrating all the components into a working system.</text:p>
      <text:p text:style-name="P6">Due to the fact that the balancer <text:span text:style-name="T1">boards</text:span> from the previous project were broken, the project scope was reduced to designing and producing the monitor <text:span text:style-name="T1">board</text:span> and controlling the <text:span text:style-name="T1">monitor</text:span> with a microcontroller. This document describes the final solution to the updated task. <text:span text:style-name="T11">We also thought about making our own balancer board, but as there were no blueprints from the previous group, we deemed it to be way too time consuming. Also, the ordering process would've taken over 2 weeks, and there wouldn't have been time to write any software to use the balancer board. </text:span></text:p>
      <text:p text:style-name="P7">The monitor board was designed using KiCad. There was enough components to fit on the board to motivate the use of a 4 layer board and KiCad capabilities to design multilayered boards. <text:span text:style-name="T10">Also, as the boards were ordered from China instead of producing them on our own, we had no real reason not to use the 4 layer board.</text:span></text:p>
      <text:p text:style-name="P7">To make the task easier, we chose to use a Arduino Nano board with its ATmega328 microcontroller to run the necessary monitoring logic. The Arduino environment is easy to set up, which allowed us to put more focus on designing the monitor board and writing software for controlling the board.</text:p>
      <text:p text:style-name="P6">MORE INTRODUCTION HERE!</text:p>
      <text:p text:style-name="P6"/>
      <text:p text:style-name="P6"/>
      <text:h text:style-name="P33" text:outline-level="1"><text:bookmark-start text:name="__RefHeading__1002_1200690022"/>2<text:tab/>Workflow<text:bookmark-end text:name="__RefHeading__1002_1200690022"/></text:h>
      <text:h text:style-name="P35" text:outline-level="2"><text:bookmark-start text:name="__RefHeading__1004_1200690022"/>2.1<text:tab/>Study phase<text:bookmark-end text:name="__RefHeading__1004_1200690022"/></text:h>
      <text:p text:style-name="P29">Immediately at the beginning of the project we stumbled upon problems. We could not get the balancer board from the previous project to work. It took a while before we got to the root of the problem. Some pins of the main circuit on the board were short circuited. <text:span text:style-name="T2">We were unable to fix the short circuited pins which lead to the updated project scope as mentioned in the introduction. </text:span><text:span text:style-name="T10">Also, even if we could've removed the short circuits, the board probably wouldn't have worked. It's possible, that during the short circuit removal attempts the board overheated and broke some components. The other board was broken before we got it, as there were visible burn marks in some of it's components. </text:span></text:p>
      <text:p text:style-name="P30"><text:span text:style-name="T11">We also had to study on how to use KiCad. Luckily, Otso had prior experience and was willing to teach us about the software. </text:span></text:p>
      <text:p text:style-name="P31"/>
      <text:h text:style-name="P35" text:outline-level="2"><text:bookmark-start text:name="__RefHeading__1006_1200690022"/>2.2<text:tab/>Initial design<text:bookmark-end text:name="__RefHeading__1006_1200690022"/></text:h>
      <text:p text:style-name="P8"/>
      <text:p text:style-name="P8"/>
      <text:h text:style-name="P35" text:outline-level="2"><text:bookmark-start text:name="__RefHeading__1008_1200690022"/>2.3<text:tab/>Producing the boards<text:bookmark-end text:name="__RefHeading__1008_1200690022"/></text:h>
      <text:p text:style-name="P15">Because it is too difficult to produce your own 4 layered board, the monitor boards were ordered from China. The components on the board were soldered by hand. <text:span text:style-name="T10">We also created a stripped version of the board as a 2 layered design and tried to solder it, but soon realized that the quality was not good enough for precision soldering. </text:span></text:p>
      <text:p text:style-name="P8"/>
      <text:h text:style-name="P35" text:outline-level="2"><text:bookmark-start text:name="__RefHeading__1010_1200690022"/>2.4<text:tab/>Software development<text:bookmark-end text:name="__RefHeading__1010_1200690022"/></text:h>
      <text:p text:style-name="P15">The Arduino development environment was tested early on and some test programs were written to ensure that the Arduino with its ATmega328 was suited for the job.</text:p>
      <text:p text:style-name="P15">Serious software development began in the beginning of April. This was already far behind schedule. Software development was rapid and quite straight forward, with a few major problems. One problem was that when adding code at some certain points, the Arduino would crash and reboot, or just stop communicating with any computer over the serial bus. The Arduino environment also had previously unknown restrictions which forced the team to modify the software architecture several times.</text:p>
      <text:p text:style-name="P8"/>
      <text:h text:style-name="P36" text:outline-level="2"><text:bookmark-start text:name="__RefHeading__1012_1200690022"/><text:soft-page-break/>2.5<text:tab/>Documentation<text:bookmark-end text:name="__RefHeading__1012_1200690022"/></text:h>
      <text:p text:style-name="P9"/>
      <text:p text:style-name="P9"/>
      <text:p text:style-name="P9"/>
      <text:h text:style-name="P34" text:outline-level="1"><text:bookmark-start text:name="__RefHeading__1014_1200690022"/>3<text:tab/>Project results<text:bookmark-end text:name="__RefHeading__1014_1200690022"/></text:h>
      <text:h text:style-name="P36" text:outline-level="2"><text:bookmark-start text:name="__RefHeading__1016_1200690022"/>3.1 Hardware<text:bookmark-end text:name="__RefHeading__1016_1200690022"/></text:h>
      <text:p text:style-name="P28"><text:span text:style-name="T10"/></text:p>
      <text:p text:style-name="P9"/>
      <text:h text:style-name="P36" text:outline-level="2"><text:bookmark-start text:name="__RefHeading__1018_1200690022"/>3.2 Software<text:bookmark-end text:name="__RefHeading__1018_1200690022"/></text:h>
      <text:h text:style-name="P39" text:outline-level="3">3.2.1<text:tab/>Software structure <text:span text:style-name="T7">and interfaces</text:span></text:h>
      <text:p text:style-name="P19"><draw:frame draw:style-name="fr1" draw:name="Frame1" text:anchor-type="paragraph" svg:x="-0.019cm" svg:y="1.032cm" svg:width="13.409cm" draw:z-index="2"><draw:text-box fo:min-height="13.508cm"><text:p text:style-name="P27"><draw:g text:anchor-type="paragraph" draw:z-index="3" draw:style-name="gr1"><draw:custom-shape draw:style-name="gr2" draw:text-style-name="P42" xml:id="id8" draw:id="id8" svg:width="5.402cm" svg:height="5.017cm" svg:x="0.004cm" svg:y="0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3" draw:text-style-name="P44" svg:width="2.588cm" svg:height="1.255cm" svg:x="0.554cm" svg:y="0.392cm"><text:p text:style-name="P43"><text:span text:style-name="T12">Battery</text:span></text:p><draw:enhanced-geometry svg:viewBox="0 0 21600 21600" draw:glue-points="10800 0 0 10800 10800 21600 21600 10800" draw:type="flowchart-process" draw:enhanced-path="M 0 0 L 21600 0 21600 21600 0 21600 0 0 Z N"/></draw:custom-shape><draw:custom-shape draw:style-name="gr3" draw:text-style-name="P44" svg:width="2.587cm" svg:height="1.255cm" svg:x="1.103cm" svg:y="1.334cm"><text:p text:style-name="P43"><text:span text:style-name="T12">Battery</text:span></text:p><draw:enhanced-geometry svg:viewBox="0 0 21600 21600" draw:glue-points="10800 0 0 10800 10800 21600 21600 10800" draw:type="flowchart-process" draw:enhanced-path="M 0 0 L 21600 0 21600 21600 0 21600 0 0 Z N"/></draw:custom-shape><draw:custom-shape draw:style-name="gr3" draw:text-style-name="P44" svg:width="2.588cm" svg:height="1.253cm" svg:x="1.65cm" svg:y="2.353cm"><text:p text:style-name="P43"><text:span text:style-name="T12">Battery</text:span></text:p><draw:enhanced-geometry svg:viewBox="0 0 21600 21600" draw:glue-points="10800 0 0 10800 10800 21600 21600 10800" draw:type="flowchart-process" draw:enhanced-path="M 0 0 L 21600 0 21600 21600 0 21600 0 0 Z N"/></draw:custom-shape><draw:custom-shape draw:style-name="gr3" draw:text-style-name="P44" svg:width="2.588cm" svg:height="1.255cm" svg:x="2.177cm" svg:y="3.371cm"><text:p text:style-name="P43"><text:span text:style-name="T12">Battery</text:span></text:p><draw:enhanced-geometry svg:viewBox="0 0 21600 21600" draw:glue-points="10800 0 0 10800 10800 21600 21600 10800" draw:type="flowchart-process" draw:enhanced-path="M 0 0 L 21600 0 21600 21600 0 21600 0 0 Z N"/></draw:custom-shape><draw:custom-shape draw:style-name="gr3" draw:text-style-name="P44" xml:id="id6" draw:id="id6" svg:width="2.98cm" svg:height="1.726cm" svg:x="6.511cm" svg:y="2.431cm"><text:p text:style-name="P43"><text:span text:style-name="T12">Monitor</text:span></text:p><draw:enhanced-geometry svg:viewBox="0 0 21600 21600" draw:glue-points="10800 0 0 10800 10800 21600 21600 10800" draw:type="flowchart-process" draw:enhanced-path="M 0 0 L 21600 0 21600 21600 0 21600 0 0 Z N"/></draw:custom-shape><draw:custom-shape draw:style-name="gr4" draw:text-style-name="P44" xml:id="id7" draw:id="id7" svg:width="2.98cm" svg:height="1.726cm" svg:x="6.589cm" svg:y="0.078cm"><text:p text:style-name="P43"><text:span text:style-name="T12">Balancer</text:span></text:p><draw:enhanced-geometry svg:viewBox="0 0 21600 21600" draw:glue-points="10800 0 0 10800 10800 21600 21600 10800" draw:type="flowchart-process" draw:enhanced-path="M 0 0 L 21600 0 21600 21600 0 21600 0 0 Z N"/></draw:custom-shape><draw:custom-shape draw:style-name="gr3" draw:text-style-name="P46" svg:width="9.799cm" svg:height="7.229cm" svg:x="0.004cm" svg:y="6.272cm"><text:p text:style-name="P45"><text:span text:style-name="T13">Microcontroller <text:s text:c="35"/></text:span></text:p><text:p text:style-name="P45"><text:span text:style-name="T13"/></text:p><text:p text:style-name="P45"><text:span text:style-name="T13"/></text:p><text:p text:style-name="P45"><text:span text:style-name="T13"/></text:p><text:p text:style-name="P45"><text:span text:style-name="T13"/></text:p><text:p text:style-name="P45"><text:span text:style-name="T13"/></text:p><text:p text:style-name="P45"><text:span text:style-name="T13"/></text:p><text:p text:style-name="P45"><text:span text:style-name="T13"/></text:p><text:p text:style-name="P45"><text:span text:style-name="T13"/></text:p><text:p text:style-name="P45"><text:span text:style-name="T13"/></text:p><text:p text:style-name="P45"><text:span text:style-name="T13"/></text:p><draw:enhanced-geometry svg:viewBox="0 0 21600 21600" draw:glue-points="10800 0 0 10800 10800 21600 21600 10800" draw:type="flowchart-process" draw:enhanced-path="M 0 0 L 21600 0 21600 21600 0 21600 0 0 Z N"/></draw:custom-shape><draw:custom-shape draw:style-name="gr5" draw:text-style-name="P44" xml:id="id4" draw:id="id4" svg:width="2.823cm" svg:height="1.412cm" svg:x="0.711cm" svg:y="10.239cm"><text:p text:style-name="P43"><text:span text:style-name="T12">Self Test</text:span></text:p><draw:enhanced-geometry svg:viewBox="0 0 21600 21600" draw:glue-points="10800 0 0 10800 10800 21600 21600 10800" draw:type="flowchart-process" draw:enhanced-path="M 0 0 L 21600 0 21600 21600 0 21600 0 0 Z N"/></draw:custom-shape><draw:custom-shape draw:style-name="gr5" draw:text-style-name="P44" xml:id="id3" draw:id="id3" svg:width="1.098cm" svg:height="3.1cm" svg:x="8.809cm" svg:y="7.301cm"><text:p text:style-name="P43"><text:span text:style-name="T12">SPI</text:span></text:p><text:p text:style-name="P43"><text:span text:style-name="T12">I/O</text:span></text:p><draw:enhanced-geometry svg:viewBox="0 0 21600 21600" draw:glue-points="10800 0 0 10800 10800 21600 21600 10800" draw:type="flowchart-process" draw:enhanced-path="M 0 0 L 21600 0 21600 21600 0 21600 0 0 Z N"/></draw:custom-shape><draw:custom-shape draw:style-name="gr5" draw:text-style-name="P44" xml:id="id2" draw:id="id2" svg:width="2.745cm" svg:height="1.255cm" svg:x="4.551cm" svg:y="10.319cm"><text:p text:style-name="P43"><text:span text:style-name="T12">Logic</text:span></text:p><draw:enhanced-geometry svg:viewBox="0 0 21600 21600" draw:glue-points="10800 0 0 10800 10800 21600 21600 10800" draw:type="flowchart-process" draw:enhanced-path="M 0 0 L 21600 0 21600 21600 0 21600 0 0 Z N"/></draw:custom-shape><draw:custom-shape draw:style-name="gr5" draw:text-style-name="P44" xml:id="id1" draw:id="id1" svg:width="2.745cm" svg:height="1.313cm" svg:x="4.551cm" svg:y="8.2cm"><text:p text:style-name="P43"><text:span text:style-name="T12">DB</text:span></text:p><draw:enhanced-geometry svg:viewBox="0 0 21600 21600" draw:mirror-horizontal="false" draw:mirror-vertical="false" draw:glue-points="10800 0 0 10800 10800 21600 21600 10800" draw:type="flowchart-process" draw:enhanced-path="M 0 0 L 21600 0 21600 21600 0 21600 0 0 Z N"/></draw:custom-shape><draw:connector draw:style-name="gr6" draw:text-style-name="P42" svg:x1="5.924cm" svg:y1="9.513cm" svg:x2="5.924cm" svg:y2="10.319cm" draw:start-shape="id1" draw:start-glue-point="6" draw:end-shape="id2" draw:end-glue-point="4" svg:d="m5924 9513v806"><text:p/></draw:connector><draw:connector draw:style-name="gr6" draw:text-style-name="P42" svg:x1="7.296cm" svg:y1="10.947cm" svg:x2="9.358cm" svg:y2="10.4cm" draw:start-shape="id2" draw:start-glue-point="7" draw:end-shape="id3" draw:end-glue-point="6" svg:d="m7296 10947h2062v-547"><text:p/></draw:connector><draw:connector draw:style-name="gr6" draw:text-style-name="P42" svg:x1="3.534cm" svg:y1="10.945cm" svg:x2="4.552cm" svg:y2="10.947cm" draw:start-shape="id4" draw:start-glue-point="7" draw:end-shape="id2" draw:end-glue-point="5" svg:d="m3534 10945h510v2h508"><text:p/></draw:connector><draw:connector draw:style-name="gr6" draw:text-style-name="P42" svg:x1="11.843cm" svg:y1="3.999cm" svg:x2="9.49cm" svg:y2="3.293cm" draw:start-shape="id5" draw:start-glue-point="0" draw:end-shape="id6" draw:end-glue-point="7" svg:d="m11843 3999v-706h-2353"><text:p/></draw:connector><draw:connector draw:style-name="gr6" draw:text-style-name="P42" svg:x1="11.844cm" svg:y1="3.999cm" svg:x2="9.568cm" svg:y2="0.94cm" draw:start-shape="id5" draw:start-glue-point="0" draw:end-shape="id7" draw:end-glue-point="7" svg:d="m11844 3999v-3059h-2276"><text:p/></draw:connector><draw:connector draw:style-name="gr6" draw:text-style-name="P42" svg:x1="7.296cm" svg:y1="8.856cm" svg:x2="8.81cm" svg:y2="8.851cm" draw:start-shape="id1" draw:end-shape="id3" draw:end-glue-point="5" svg:d="m7296 8856h759v-5h755"><text:p/></draw:connector><draw:connector draw:style-name="gr6" draw:text-style-name="P42" svg:x1="2.122cm" svg:y1="10.239cm" svg:x2="9.357cm" svg:y2="7.301cm" draw:start-shape="id4" draw:start-glue-point="4" draw:end-shape="id3" draw:end-glue-point="4" svg:d="m2122 10239v-3441h7235v503"><text:p/></draw:connector><draw:connector draw:style-name="gr6" draw:text-style-name="P42" svg:x1="6.511cm" svg:y1="3.293cm" svg:x2="5.405cm" svg:y2="2.508cm" draw:start-shape="id6" draw:start-glue-point="5" draw:end-shape="id8" draw:end-glue-point="7" svg:d="m6511 3293h-553v-785h-553"><text:p/></draw:connector><draw:connector draw:style-name="gr6" draw:text-style-name="P42" svg:x1="6.588cm" svg:y1="0.94cm" svg:x2="5.405cm" svg:y2="2.508cm" draw:start-shape="id7" draw:start-glue-point="5" draw:end-shape="id8" draw:end-glue-point="7" svg:d="m6588 940h-615v1568h-568"><text:p/></draw:connector><draw:custom-shape draw:style-name="gr7" draw:text-style-name="P44" xml:id="id5" draw:id="id5" svg:width="1.257cm" svg:height="4.312cm" svg:x="11.215cm" svg:y="3.999cm"><text:p text:style-name="P43"><text:span text:style-name="T12">SPI</text:span></text:p><text:p text:style-name="P43"><text:span text:style-name="T12">Bus</text:span></text:p><draw:enhanced-geometry svg:viewBox="0 0 21600 21600" draw:type="rectangle" draw:enhanced-path="M 0 0 L 21600 0 21600 21600 0 21600 0 0 Z N"/></draw:custom-shape><draw:connector draw:style-name="gr6" draw:text-style-name="P42" svg:x1="11.843cm" svg:y1="8.31cm" svg:x2="9.906cm" svg:y2="8.851cm" draw:start-shape="id5" draw:start-glue-point="2" draw:end-shape="id3" draw:end-glue-point="7" svg:d="m11843 8310v541h-1937"><text:p/></draw:connector><draw:connector draw:style-name="gr6" draw:text-style-name="P42" svg:x1="5.924cm" svg:y1="11.573cm" svg:x2="8.605cm" svg:y2="12.301cm" draw:start-shape="id2" draw:start-glue-point="6" draw:end-shape="id9" draw:end-glue-point="5" svg:d="m5924 11573v728h2681"><text:p/></draw:connector><draw:custom-shape draw:style-name="gr5" draw:text-style-name="P44" xml:id="id9" draw:id="id9" svg:width="1.345cm" svg:height="1.802cm" svg:x="8.605cm" svg:y="11.4cm"><text:p text:style-name="P43"><text:span text:style-name="T12">Serial</text:span></text:p><text:p text:style-name="P43"><text:span text:style-name="T12">I/O</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8" draw:text-style-name="P44" xml:id="id10" draw:id="id10" svg:width="2.601cm" svg:height="1.601cm" svg:x="10.804cm" svg:y="11.501cm"><text:p text:style-name="P43"><text:span text:style-name="T12">PC</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6" draw:text-style-name="P42" svg:x1="9.949cm" svg:y1="12.301cm" svg:x2="10.805cm" svg:y2="12.301cm" draw:start-shape="id9" draw:start-glue-point="7" draw:end-shape="id10" draw:end-glue-point="5" svg:d="m9949 12301h856"><text:p/></draw:connector></draw:g>Figure <text:sequence text:ref-name="refFigure0" text:name="Figure" text:formula="ooow:Figure+1" style:num-format="1">1</text:sequence> <text:s text:c="4"/><text:span text:style-name="T6">Software components and interfaces</text:span></text:p></draw:text-box></draw:frame><text:span text:style-name="T5">The intended structure of the software is depicted in </text:span><text:span text:style-name="T5"><text:sequence-ref text:reference-format="category-and-value" text:ref-name="refFigure0">Figure 1</text:sequence-ref></text:span><text:span text:style-name="T5"> below.</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8">As seen in <text:sequence-ref text:reference-format="category-and-value" text:ref-name="refFigure0">Figure 1</text:sequence-ref> above, the software is split into several modules to keep the code structure clear. The Logic module consists of the main loop, which makes various checks and schedules the microcontrollers operation. The Serial I/O module is responsible for handling user input to the system. The SPI I/O module handles sending and receiving data to and from the SPI bus. The Database (DB) module is intended to store data from the monitor and balancer boards in meaningful structures for the Logic modules purposes. Lastly, the Self Test module checks incoming data from <text:soft-page-break/>the SPI bus as well as the microcontrollers internal data and checks that the entire system operates properly. It raises error flags which the Logic module can use in case of invalid operation.</text:p>
      <text:p text:style-name="P18">The software is configured from a laptop connected to the microcontroller over a serial port. In the case of the Arduino Nano board we used, this simply means installing the Arduino development environment and connecting the computer to the Arduino over USB. Using the Arduino Serial Monitor feature, the user can send commands to the microcontroller.</text:p>
      <text:p text:style-name="P18">The microcontroller controls the monitor board over a SPI bus. This is done by writing to control registers in the monitors LTC6803 circuit. Data is read from the circuit by reading control or diagnostics registers on the LTC6803.</text:p>
      <text:p text:style-name="P22">The balancer board has not been done yet and is therefore marked with red in <text:sequence-ref text:reference-format="category-and-value" text:ref-name="refFigure0">Figure 1</text:sequence-ref>.</text:p>
      <text:p text:style-name="P18"/>
      <text:h text:style-name="P40" text:outline-level="3">3.2.2<text:tab/>Software design</text:h>
      <text:p text:style-name="P20">The software is designed <text:span text:style-name="T8">to be modular so that it can be modified and improved later. The design is illustrated below in </text:span><text:span text:style-name="T8"><text:sequence-ref text:reference-format="category-and-value" text:ref-name="refFigure1">Figure 2</text:sequence-ref></text:span><text:span text:style-name="T8">.</text:span></text:p>
      <text:p text:style-name="P20"><draw:frame draw:style-name="fr1" draw:name="Frame2" text:anchor-type="paragraph" svg:x="0.002cm" svg:y="0.069cm" svg:width="14.501cm" draw:z-index="4"><draw:text-box fo:min-height="10.806cm"><text:p text:style-name="Figure"><draw:g text:anchor-type="paragraph" draw:z-index="5" draw:style-name="gr9"><draw:custom-shape draw:style-name="gr3" draw:text-style-name="P44" svg:width="4.102cm" svg:height="10.799cm" svg:x="4.701cm" svg:y="0cm"><text:p text:style-name="P43"><text:span text:style-name="T12">Logic - main</text:span></text:p><text:p text:style-name="P43"><text:span text:style-name="T12"/></text:p><text:p text:style-name="P43"><text:span text:style-name="T12"/></text:p><text:p text:style-name="P43"><text:span text:style-name="T12"/></text:p><text:p text:style-name="P43"><text:span text:style-name="T12"/></text:p><text:p text:style-name="P43"><text:span text:style-name="T12"/></text:p><text:p text:style-name="P43"><text:span text:style-name="T12"/></text:p><text:p text:style-name="P43"><text:span text:style-name="T12"/></text:p><text:p text:style-name="P43"><text:span text:style-name="T12"/></text:p><text:p text:style-name="P43"><text:span text:style-name="T12"/></text:p><text:p text:style-name="P43"><text:span text:style-name="T12"/></text:p><text:p text:style-name="P43"><text:span text:style-name="T12"/></text:p><text:p text:style-name="P43"><text:span text:style-name="T12"/></text:p><text:p text:style-name="P43"><text:span text:style-name="T12">========</text:span></text:p><text:p text:style-name="P43"><text:span text:style-name="T12">Definitions &amp;</text:span></text:p><text:p text:style-name="P43"><text:span text:style-name="T12">Global data</text:span></text:p><text:p text:style-name="P43"><text:span text:style-name="T12"/></text:p><text:p text:style-name="P43"><text:span text:style-name="T12"/></text:p><draw:enhanced-geometry svg:viewBox="0 0 21600 21600" draw:glue-points="10800 0 0 10800 10800 21600 21600 10800" draw:type="flowchart-process" draw:enhanced-path="M 0 0 L 21600 0 21600 21600 0 21600 0 0 Z N"/></draw:custom-shape><draw:custom-shape draw:style-name="gr10" draw:text-style-name="P42" svg:width="1.701cm" svg:height="1.377cm" svg:x="5.9cm" svg:y="2.699cm"><text:p/><draw:enhanced-geometry svg:viewBox="0 0 21600 21600" draw:text-areas="0 0 21600 21600" draw:type="circular-arrow" draw:modifiers="58.672988001134 4.03613782201104 8190.4150153285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5" draw:text-style-name="P47" svg:width="3.301cm" svg:height="0.9cm" svg:x="5.101cm" svg:y="1.499cm"><text:p text:style-name="P43"><text:span text:style-name="T14">main</text:span></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47" svg:width="3.301cm" svg:height="0.9cm" svg:x="5.101cm" svg:y="4.699cm"><text:p text:style-name="P43"><text:span text:style-name="T14">balancerLogic</text:span></text:p><draw:enhanced-geometry svg:viewBox="0 0 21600 21600" draw:glue-points="10800 0 0 10800 10800 21600 21600 10800" draw:type="flowchart-process" draw:enhanced-path="M 0 0 L 21600 0 21600 21600 0 21600 0 0 Z N"/></draw:custom-shape><draw:custom-shape draw:style-name="gr5" draw:text-style-name="P47" svg:width="3.301cm" svg:height="0.9cm" svg:x="5.101cm" svg:y="9.599cm"><text:p text:style-name="P43"><text:span text:style-name="T14">Microcontroller</text:span></text:p><draw:enhanced-geometry svg:viewBox="0 0 21600 21600" draw:glue-points="10800 0 0 10800 10800 21600 21600 10800" draw:type="flowchart-process" draw:enhanced-path="M 0 0 L 21600 0 21600 21600 0 21600 0 0 Z N"/></draw:custom-shape><draw:custom-shape draw:style-name="gr3" draw:text-style-name="P44" svg:width="3.5cm" svg:height="3.601cm" svg:x="0.002cm" svg:y="3.5cm"><text:p text:style-name="P43"><text:span text:style-name="T12">SPI I/O</text:span></text:p><text:p text:style-name="P43"><text:span text:style-name="T12"/></text:p><text:p text:style-name="P43"><text:span text:style-name="T12"/></text:p><text:p text:style-name="P43"><text:span text:style-name="T12"/></text:p><draw:enhanced-geometry svg:viewBox="0 0 21600 21600" draw:glue-points="10800 0 0 10800 10800 21600 21600 10800" draw:type="flowchart-process" draw:enhanced-path="M 0 0 L 21600 0 21600 21600 0 21600 0 0 Z N"/></draw:custom-shape><draw:custom-shape draw:style-name="gr5" draw:text-style-name="P47" svg:width="3.301cm" svg:height="0.9cm" svg:x="0.101cm" svg:y="4.8cm"><text:p text:style-name="P43"><text:span text:style-name="T14">spi_io</text:span></text:p><draw:enhanced-geometry svg:viewBox="0 0 21600 21600" draw:glue-points="10800 0 0 10800 10800 21600 21600 10800" draw:type="flowchart-process" draw:enhanced-path="M 0 0 L 21600 0 21600 21600 0 21600 0 0 Z N"/></draw:custom-shape><draw:custom-shape draw:style-name="gr3" draw:text-style-name="P42" svg:width="3.5cm" svg:height="2.301cm" svg:x="0.002cm" svg:y="7.8cm"><text:p text:style-name="P43"><text:span text:style-name="T12">Serial I/O</text:span></text:p><text:p text:style-name="P43"><text:span text:style-name="T15"/></text:p><text:p text:style-name="P43"><text:span text:style-name="T15"/></text:p><draw:enhanced-geometry svg:viewBox="0 0 21600 21600" draw:glue-points="10800 0 0 10800 10800 21600 21600 10800" draw:type="flowchart-process" draw:enhanced-path="M 0 0 L 21600 0 21600 21600 0 21600 0 0 Z N"/></draw:custom-shape><draw:custom-shape draw:style-name="gr5" draw:text-style-name="P47" svg:width="3.301cm" svg:height="0.9cm" svg:x="0.101cm" svg:y="8.8cm"><text:p text:style-name="P43"><text:span text:style-name="T14">handleInput</text:span></text:p><draw:enhanced-geometry svg:viewBox="0 0 21600 21600" draw:glue-points="10800 0 0 10800 10800 21600 21600 10800" draw:type="flowchart-process" draw:enhanced-path="M 0 0 L 21600 0 21600 21600 0 21600 0 0 Z N"/></draw:custom-shape><draw:custom-shape draw:style-name="gr5" draw:text-style-name="P47" svg:width="3.301cm" svg:height="0.9cm" svg:x="0.101cm" svg:y="5.8cm"><text:p text:style-name="P43"><text:span text:style-name="T14">pec</text:span></text:p><draw:enhanced-geometry svg:viewBox="0 0 21600 21600" draw:glue-points="10800 0 0 10800 10800 21600 21600 10800" draw:type="flowchart-process" draw:enhanced-path="M 0 0 L 21600 0 21600 21600 0 21600 0 0 Z N"/></draw:custom-shape><draw:custom-shape draw:style-name="gr5" draw:text-style-name="P47" svg:width="3.313cm" svg:height="0.9cm" svg:x="5.089cm" svg:y="5.941cm"><text:p text:style-name="P43"><text:span text:style-name="T14">printData</text:span></text:p><draw:enhanced-geometry svg:viewBox="0 0 21600 21600" draw:glue-points="10800 0 0 10800 10800 21600 21600 10800" draw:type="flowchart-process" draw:enhanced-path="M 0 0 L 21600 0 21600 21600 0 21600 0 0 Z N"/></draw:custom-shape><draw:custom-shape draw:style-name="gr3" draw:text-style-name="P42" svg:width="4.5cm" svg:height="2.301cm" svg:x="9.998cm" svg:y="4.2cm"><text:p text:style-name="P43"><text:span text:style-name="T12">Self Test</text:span></text:p><text:p text:style-name="P43"><text:span text:style-name="T15"/></text:p><text:p text:style-name="P43"><text:span text:style-name="T15"/></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3" draw:text-style-name="P42" svg:width="4.5cm" svg:height="2.301cm" svg:x="9.998cm" svg:y="7.198cm"><text:p text:style-name="P43"><text:span text:style-name="T12">Database</text:span></text:p><text:p text:style-name="P43"><text:span text:style-name="T15"/></text:p><text:p text:style-name="P43"><text:span text:style-name="T15"/></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5" draw:text-style-name="P47" svg:width="4.254cm" svg:height="0.902cm" svg:x="10.106cm" svg:y="8.199cm"><text:p text:style-name="P43"><text:span text:style-name="T14">db</text:span></text:p><draw:enhanced-geometry svg:viewBox="0 0 21600 21600" draw:glue-points="10800 0 0 10800 10800 21600 21600 10800" draw:type="flowchart-process" draw:enhanced-path="M 0 0 L 21600 0 21600 21600 0 21600 0 0 Z N"/></draw:custom-shape><draw:connector draw:style-name="gr6" draw:text-style-name="P42" svg:x1="8.802cm" svg:y1="8.303cm" svg:x2="9.999cm" svg:y2="8.301cm" svg:d="m8802 8303h600v-2h597"><text:p/></draw:connector><draw:connector draw:style-name="gr6" draw:text-style-name="P42" svg:x1="3.502cm" svg:y1="5.297cm" svg:x2="4.674cm" svg:y2="5.299cm" svg:d="m3502 5297h586v2h586"><text:p/></draw:connector><draw:connector draw:style-name="gr6" draw:text-style-name="P42" svg:x1="3.503cm" svg:y1="8.899cm" svg:x2="4.673cm" svg:y2="8.901cm" svg:d="m3503 8899h586v2h584"><text:p/></draw:connector><draw:connector draw:style-name="gr6" draw:text-style-name="P42" svg:x1="8.804cm" svg:y1="5.304cm" svg:x2="10.001cm" svg:y2="5.304cm" svg:d="m8804 5304h1197"><text:p/></draw:connector></draw:g>Figure <text:sequence text:ref-name="refFigure1" text:name="Figure" text:formula="ooow:Figure+1" style:num-format="1">2</text:sequence> <text:s text:c="4"/><text:span text:style-name="T9">Software design</text:span></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21"/>
      <text:h text:style-name="P37" text:outline-level="2"><text:bookmark-start text:name="__RefHeading__1026_1200690022"/><text:soft-page-break/>3.3<text:tab/>Interfaces<text:bookmark-end text:name="__RefHeading__1026_1200690022"/></text:h>
      <text:h text:style-name="Heading_20_3" text:outline-level="3"><text:bookmark-start text:name="__RefHeading__1028_1200690022"/>3.3.1<text:tab/>Monitor – <text:span text:style-name="T3">Microc</text:span>ontroller<text:bookmark-end text:name="__RefHeading__1028_1200690022"/></text:h>
      <text:p text:style-name="P10">The LTC6803-3 communicates over SPI with controller.</text:p>
      <text:p text:style-name="P10"/>
      <text:h text:style-name="P41" text:outline-level="3"><text:bookmark-start text:name="__RefHeading__1030_1200690022"/>3.3.2<text:tab/>Monitor – Batteries<text:bookmark-end text:name="__RefHeading__1030_1200690022"/></text:h>
      <text:p text:style-name="P12"/>
      <text:p text:style-name="P12"/>
      <text:h text:style-name="P41" text:outline-level="3"><text:bookmark-start text:name="__RefHeading__1032_1200690022"/>3.3.3 Microcontroller – PC<text:bookmark-end text:name="__RefHeading__1032_1200690022"/></text:h>
      <text:p text:style-name="P10">The ATmega328 on the Arduino Nano communicates with a PC over a Serial Port with speed 9600bps.</text:p>
      <text:p text:style-name="P11"/>
      <text:h text:style-name="P38" text:outline-level="2">3.4<text:tab/>Implemented features <text:span text:style-name="T4">and usage</text:span>????????</text:h>
      <text:h text:style-name="P34" text:outline-level="1"><text:bookmark-start text:name="__RefHeading__1020_1200690022"/>4<text:tab/>Time usage and schedule<text:bookmark-end text:name="__RefHeading__1020_1200690022"/></text:h>
      <text:p text:style-name="P13">The original schedule for the project can be seen below.</text:p>
      <text:p text:style-name="P9"/>
      <text:p text:style-name="P9"><draw:frame draw:style-name="fr2" draw:name="Object2" text:anchor-type="paragraph" svg:width="19.052cm" svg:height="17.168cm" draw:z-index="1"><draw:object xlink:href="./Object 2" xlink:type="simple" xlink:show="embed" xlink:actuate="onLoad"/><draw:image xlink:href="./ObjectReplacements/Object 2" xlink:type="simple" xlink:show="embed" xlink:actuate="onLoad"/></draw:frame><text:soft-page-break/></text:p>
      <text:p text:style-name="P14">We were able to stick to the project schedule the first weeks, almost up until the intermediate report. Due to other courses, we fell significantly behind schedule after the intermediate report. The hardware part of the project progressed far more smoothly than the software. The software was developed mainly during the last 4 weeks of the project. Team member time usage per week can be seen below.</text:p>
      <text:p text:style-name="P9"><draw:frame draw:style-name="fr2" draw:name="Object1" text:anchor-type="paragraph" svg:width="16cm" svg:height="8.999cm" draw:z-index="0"><draw:object xlink:href="./Object 1" xlink:type="simple" xlink:show="embed" xlink:actuate="onLoad"/><draw:image xlink:href="./ObjectReplacements/Object 1" xlink:type="simple" xlink:show="embed" xlink:actuate="onLoad"/></draw:frame><text:soft-page-break/></text:p>
      <text:h text:style-name="P34" text:outline-level="1"><text:bookmark-start text:name="__RefHeading__1022_1200690022"/>5<text:tab/>Future work and improvement suggestions<text:bookmark-end text:name="__RefHeading__1022_1200690022"/></text:h>
      <text:p text:style-name="P9"/>
      <text:p text:style-name="P9"/>
      <text:h text:style-name="P34" text:outline-level="1"><text:bookmark-start text:name="__RefHeading__1024_1200690022"/>References<text:bookmark-end text:name="__RefHeading__1024_120069002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officeooo:rsid="000c50e5"/>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Text" style:family="paragraph" style:parent-style-name="Caption" style:class="extra"/>
    <style:style style:name="Table" style:family="paragraph" style:parent-style-name="Caption" style:class="extra"/>
    <style:style style:name="Illustration" style:family="paragraph" style:parent-style-name="Caption" style:class="extra"/>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e" style:family="paragraph" style:parent-style-name="Caption"/>
    <style:style style:name="Figure"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3T21:06:05.610000000</meta:creation-date>
    <meta:generator>LibreOffice/3.6$Windows_x86 LibreOffice_project/e29a214-2bbed72-0621de6-a97528c-8f066d</meta:generator>
    <dc:date>2014-05-24T14:17:18.94</dc:date>
    <meta:editing-duration>PT3H54M59S</meta:editing-duration>
    <meta:editing-cycles>27</meta:editing-cycles>
    <meta:document-statistic meta:table-count="0" meta:image-count="0" meta:object-count="2" meta:page-count="14" meta:paragraph-count="87" meta:word-count="1208" meta:character-count="7284" meta:non-whitespace-character-count="615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55cm" svg:y="3.925cm" style:legend-expansion="high" chart:style-name="ch2"/>
        <chart:plot-area chart:style-name="ch3" chart:data-source-has-labels="both" svg:x="0.769cm" svg:y="0.851cm" svg:width="12.348cm" svg:height="7.549cm">
          <chartooo:coordinate-region svg:x="1.39cm" svg:y="1.063cm" svg:width="11.54cm" svg:height="6.664cm"/>
          <chart:axis chart:dimension="x" chart:name="primary-x" chart:style-name="ch4" chartooo:axis-type="auto">
            <chartooo:date-scale/>
            <chart:categories table:cell-range-address="local-table.$A$2:.$A$20"/>
          </chart:axis>
          <chart:axis chart:dimension="y" chart:name="primary-y" chart:style-name="ch4">
            <chart:grid chart:style-name="ch5" chart:class="major"/>
          </chart:axis>
          <chart:series chart:style-name="ch6" chart:values-cell-range-address="local-table.$B$2:.$B$20" chart:label-cell-address="local-table.$B$1" chart:class="chart:line">
            <chart:data-point chart:repeated="19"/>
          </chart:series>
          <chart:series chart:style-name="ch7" chart:values-cell-range-address="local-table.$C$2:.$C$20" chart:label-cell-address="local-table.$C$1" chart:class="chart:line">
            <chart:data-point chart:repeated="19"/>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tso</text:p>
              </table:table-cell>
              <table:table-cell office:value-type="string">
                <text:p>Johan</text:p>
              </table:table-cell>
            </table:table-row>
          </table:table-header-rows>
          <table:table-rows>
            <table:table-row>
              <table:table-cell office:value-type="float" office:value="3">
                <text:p/>
              </table:table-cell>
              <table:table-cell office:value-type="float" office:value="6">
                <text:p>6</text:p>
              </table:table-cell>
              <table:table-cell office:value-type="float" office:value="3">
                <text:p>3</text:p>
              </table:table-cell>
            </table:table-row>
            <table:table-row>
              <table:table-cell office:value-type="float" office:value="4">
                <text:p/>
              </table:table-cell>
              <table:table-cell office:value-type="float" office:value="14">
                <text:p>14</text:p>
              </table:table-cell>
              <table:table-cell office:value-type="float" office:value="3">
                <text:p>3</text:p>
              </table:table-cell>
            </table:table-row>
            <table:table-row>
              <table:table-cell office:value-type="float" office:value="5">
                <text:p>10</text:p>
              </table:table-cell>
              <table:table-cell office:value-type="float" office:value="20">
                <text:p>20</text:p>
              </table:table-cell>
              <table:table-cell office:value-type="float" office:value="3">
                <text:p>3</text:p>
              </table:table-cell>
            </table:table-row>
            <table:table-row>
              <table:table-cell office:value-type="float" office:value="6">
                <text:p>10</text:p>
              </table:table-cell>
              <table:table-cell office:value-type="float" office:value="17">
                <text:p>17</text:p>
              </table:table-cell>
              <table:table-cell office:value-type="float" office:value="0">
                <text:p>0</text:p>
              </table:table-cell>
            </table:table-row>
            <table:table-row>
              <table:table-cell office:value-type="float" office:value="7">
                <text:p>10</text:p>
              </table:table-cell>
              <table:table-cell office:value-type="float" office:value="5">
                <text:p>5</text:p>
              </table:table-cell>
              <table:table-cell office:value-type="float" office:value="0">
                <text:p>0</text:p>
              </table:table-cell>
            </table:table-row>
            <table:table-row>
              <table:table-cell office:value-type="float" office:value="8">
                <text:p>10</text:p>
              </table:table-cell>
              <table:table-cell office:value-type="float" office:value="10">
                <text:p>10</text:p>
              </table:table-cell>
              <table:table-cell office:value-type="float" office:value="0">
                <text:p>0</text:p>
              </table:table-cell>
            </table:table-row>
            <table:table-row>
              <table:table-cell office:value-type="float" office:value="9">
                <text:p>10</text:p>
              </table:table-cell>
              <table:table-cell office:value-type="float" office:value="4">
                <text:p>4</text:p>
              </table:table-cell>
              <table:table-cell office:value-type="float" office:value="0">
                <text:p>0</text:p>
              </table:table-cell>
            </table:table-row>
            <table:table-row>
              <table:table-cell office:value-type="float" office:value="10">
                <text:p>10</text:p>
              </table:table-cell>
              <table:table-cell office:value-type="float" office:value="4">
                <text:p>4</text:p>
              </table:table-cell>
              <table:table-cell office:value-type="float" office:value="7">
                <text:p>7</text:p>
              </table:table-cell>
            </table:table-row>
            <table:table-row>
              <table:table-cell office:value-type="float" office:value="11">
                <text:p>10</text:p>
              </table:table-cell>
              <table:table-cell office:value-type="float" office:value="3">
                <text:p>3</text:p>
              </table:table-cell>
              <table:table-cell office:value-type="float" office:value="0">
                <text:p>0</text:p>
              </table:table-cell>
            </table:table-row>
            <table:table-row>
              <table:table-cell office:value-type="float" office:value="12">
                <text:p>10</text:p>
              </table:table-cell>
              <table:table-cell office:value-type="float" office:value="0">
                <text:p>0</text:p>
              </table:table-cell>
              <table:table-cell office:value-type="float" office:value="2">
                <text:p>2</text:p>
              </table:table-cell>
            </table:table-row>
            <table:table-row>
              <table:table-cell office:value-type="float" office:value="13">
                <text:p>10</text:p>
              </table:table-cell>
              <table:table-cell office:value-type="float" office:value="1">
                <text:p>1</text:p>
              </table:table-cell>
              <table:table-cell office:value-type="float" office:value="0">
                <text:p>0</text:p>
              </table:table-cell>
            </table:table-row>
            <table:table-row>
              <table:table-cell office:value-type="float" office:value="14">
                <text:p>10</text:p>
              </table:table-cell>
              <table:table-cell office:value-type="float" office:value="4">
                <text:p>4</text:p>
              </table:table-cell>
              <table:table-cell office:value-type="float" office:value="3">
                <text:p>3</text:p>
              </table:table-cell>
            </table:table-row>
            <table:table-row>
              <table:table-cell office:value-type="float" office:value="15">
                <text:p>20</text:p>
              </table:table-cell>
              <table:table-cell office:value-type="float" office:value="0">
                <text:p>0</text:p>
              </table:table-cell>
              <table:table-cell office:value-type="float" office:value="0">
                <text:p>0</text:p>
              </table:table-cell>
            </table:table-row>
            <table:table-row>
              <table:table-cell office:value-type="float" office:value="16">
                <text:p>20</text:p>
              </table:table-cell>
              <table:table-cell office:value-type="float" office:value="0">
                <text:p>0</text:p>
              </table:table-cell>
              <table:table-cell office:value-type="float" office:value="0">
                <text:p>0</text:p>
              </table:table-cell>
            </table:table-row>
            <table:table-row>
              <table:table-cell office:value-type="float" office:value="17">
                <text:p>20</text:p>
              </table:table-cell>
              <table:table-cell office:value-type="float" office:value="2">
                <text:p>2</text:p>
              </table:table-cell>
              <table:table-cell office:value-type="float" office:value="0">
                <text:p>0</text:p>
              </table:table-cell>
            </table:table-row>
            <table:table-row>
              <table:table-cell office:value-type="float" office:value="18">
                <text:p>20</text:p>
              </table:table-cell>
              <table:table-cell office:value-type="float" office:value="2">
                <text:p>2</text:p>
              </table:table-cell>
              <table:table-cell office:value-type="float" office:value="16">
                <text:p>16</text:p>
              </table:table-cell>
            </table:table-row>
            <table:table-row>
              <table:table-cell office:value-type="float" office:value="19">
                <text:p>20</text:p>
              </table:table-cell>
              <table:table-cell office:value-type="float" office:value="10">
                <text:p>10</text:p>
              </table:table-cell>
              <table:table-cell office:value-type="float" office:value="17">
                <text:p>17</text:p>
              </table:table-cell>
            </table:table-row>
            <table:table-row>
              <table:table-cell office:value-type="float" office:value="20">
                <text:p>20</text:p>
              </table:table-cell>
              <table:table-cell office:value-type="float" office:value="3">
                <text:p>3</text:p>
              </table:table-cell>
              <table:table-cell office:value-type="float" office:value="4">
                <text:p>4</text:p>
              </table:table-cell>
            </table:table-row>
            <table:table-row>
              <table:table-cell office:value-type="float" office:value="21">
                <text:p>20</text:p>
              </table:table-cell>
              <table:table-cell office:value-type="float" office:value="2">
                <text:p>2</text:p>
              </table:table-cell>
              <table:table-cell office:value-type="float" office:value="20">
                <text:p>2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e29a214-2bbed72-0621de6-a97528c-8f066d</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69cm"/>
    </style:style>
    <style:style style:name="co2" style:family="table-column">
      <style:table-column-properties fo:break-before="auto" style:column-width="0.794cm"/>
    </style:style>
    <style:style style:name="co3" style:family="table-column">
      <style:table-column-properties fo:break-before="auto" style:column-width="2.258cm"/>
    </style:style>
    <style:style style:name="ro1" style:family="table-row">
      <style:table-row-properties style:row-height="0.4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0.45cm" fo:break-before="auto" style:use-optimal-row-height="tru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fo:border-bottom="none" fo:background-color="#cccccc" fo:wrap-option="wrap" fo:border-left="none"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fo:background-color="#cccccc"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background-color="#a4c2f4"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ffff00"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background-color="#93c47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fo:background-color="#d5a6bd"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background-color="#f6b26b" fo:wrap-option="wrap"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order-bottom="0.99pt solid #000000" fo:background-color="#ea9999" fo:wrap-option="wrap"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fo:border-bottom="none" fo:background-color="#ea9999" fo:wrap-option="wrap" fo:border-left="0.99pt solid #000000" fo:border-right="none" fo:border-top="0.99pt solid #000000"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background-color="#ea9999" fo:wrap-option="wrap" fo:border-left="0.99pt solid #000000" fo:border-right="none" fo:border-top="none"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border-bottom="0.99pt solid #000000"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4" style:family="table-cell" style:parent-style-name="Default" style:data-style-name="N0">
      <style:table-cell-properties fo:border-bottom="none" fo:background-color="#cccccc"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background-color="#cccccc"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fo:background-color="#a4c2f4"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7" style:family="table-cell" style:parent-style-name="Default" style:data-style-name="N0">
      <style:table-cell-properties fo:background-color="#ffff00"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8" style:family="table-cell" style:parent-style-name="Default" style:data-style-name="N0">
      <style:table-cell-properties fo:background-color="#93c47d"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ackground-color="#f6b26b" style:text-align-source="fix" style:repeat-content="false" fo:wrap-option="wrap"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border-bottom="0.99pt solid #000000" fo:background-color="#ea9999"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2" style:family="table-cell" style:parent-style-name="Default" style:data-style-name="N0">
      <style:table-cell-properties fo:border-bottom="none" fo:background-color="#ea9999" style:text-align-source="fix" style:repeat-content="false" fo:wrap-option="wrap" fo:border-left="none" fo:border-right="none"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0.99pt solid #000000" fo:background-color="#ea9999"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4" style:family="table-cell" style:parent-style-name="Default" style:data-style-name="N0">
      <style:table-cell-properties fo:border-bottom="0.99pt solid #000000"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5" style:family="table-cell" style:parent-style-name="Default" style:data-style-name="N0">
      <style:table-cell-properties fo:border-bottom="0.99pt solid #000000" fo:background-color="#ea9999"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6" style:family="table-cell" style:parent-style-name="Default" style:data-style-name="N0">
      <style:table-cell-properties fo:border-bottom="none" fo:background-color="#ea9999" style:text-align-source="fix" style:repeat-content="false" fo:wrap-option="wrap" fo:border-left="none" fo:border-right="0.99pt solid #000000" fo:border-top="0.99pt solid #000000"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0.99pt solid #000000" fo:background-color="#ea9999" style:text-align-source="fix" style:repeat-content="false" fo:wrap-option="wrap" fo:border-left="none" fo:border-right="0.99pt solid #000000" fo:border-top="none" style:vertical-align="bottom"/>
      <style:paragraph-properties fo:text-align="center"/>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office:automatic-styles>
  <office:body>
    <office:spreadsheet>
      <table:table table:name="Sheet1" table:style-name="ta1">
        <table:table-column table:style-name="co1" table:default-cell-style-name="ce3"/>
        <table:table-column table:style-name="co2" table:number-columns-repeated="19" table:default-cell-style-name="ce15"/>
        <table:table-row table:style-name="ro1">
          <table:table-cell table:style-name="ce1"/>
          <table:table-cell table:style-name="ce13" office:value-type="float" office:value="3" calcext:value-type="float">
            <text:p>3</text:p>
          </table:table-cell>
          <table:table-cell table:style-name="ce13" office:value-type="float" office:value="4" calcext:value-type="float">
            <text:p>4</text:p>
          </table:table-cell>
          <table:table-cell table:style-name="ce13" office:value-type="float" office:value="5" calcext:value-type="float">
            <text:p>5</text:p>
          </table:table-cell>
          <table:table-cell table:style-name="ce13" office:value-type="float" office:value="6" calcext:value-type="float">
            <text:p>6</text:p>
          </table:table-cell>
          <table:table-cell table:style-name="ce13" office:value-type="float" office:value="7" calcext:value-type="float">
            <text:p>7</text:p>
          </table:table-cell>
          <table:table-cell table:style-name="ce13" office:value-type="float" office:value="8" calcext:value-type="float">
            <text:p>8</text:p>
          </table:table-cell>
          <table:table-cell table:style-name="ce13" office:value-type="float" office:value="9" calcext:value-type="float">
            <text:p>9</text:p>
          </table:table-cell>
          <table:table-cell table:style-name="ce13" office:value-type="float" office:value="10" calcext:value-type="float">
            <text:p>10</text:p>
          </table:table-cell>
          <table:table-cell table:style-name="ce13" office:value-type="float" office:value="11" calcext:value-type="float">
            <text:p>11</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4" calcext:value-type="float">
            <text:p>14</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19" calcext:value-type="float">
            <text:p>19</text:p>
          </table:table-cell>
          <table:table-cell table:style-name="ce13" office:value-type="float" office:value="20" calcext:value-type="float">
            <text:p>20</text:p>
          </table:table-cell>
          <table:table-cell table:style-name="ce24" office:value-type="float" office:value="21" calcext:value-type="float">
            <text:p>21</text:p>
          </table:table-cell>
        </table:table-row>
        <table:table-row table:style-name="ro2">
          <table:table-cell table:style-name="ce2" office:value-type="string" calcext:value-type="string">
            <text:p>Opening lecture</text:p>
          </table:table-cell>
          <table:table-cell table:style-name="ce14" office:value-type="string" calcext:value-type="string">
            <text:p>x</text:p>
          </table:table-cell>
          <table:table-cell table:style-name="ce14" table:number-columns-repeated="18"/>
        </table:table-row>
        <table:table-row table:style-name="ro2">
          <table:table-cell office:value-type="string" calcext:value-type="string">
            <text:p>Prestudy of project</text:p>
          </table:table-cell>
          <table:table-cell table:number-columns-repeated="3" office:value-type="string" calcext:value-type="string">
            <text:p>x</text:p>
          </table:table-cell>
          <table:table-cell table:number-columns-repeated="16"/>
        </table:table-row>
        <table:table-row table:style-name="ro3">
          <table:table-cell office:value-type="string" calcext:value-type="string">
            <text:p>Plan and initial presentation (29.1)</text:p>
          </table:table-cell>
          <table:table-cell/>
          <table:table-cell table:number-columns-repeated="2" office:value-type="string" calcext:value-type="string">
            <text:p>x</text:p>
          </table:table-cell>
          <table:table-cell table:number-columns-repeated="16"/>
        </table:table-row>
        <table:table-row table:style-name="ro2">
          <table:table-cell office:value-type="string" calcext:value-type="string">
            <text:p>KiCad training</text:p>
          </table:table-cell>
          <table:table-cell table:number-columns-repeated="2"/>
          <table:table-cell table:number-columns-repeated="2" office:value-type="string" calcext:value-type="string">
            <text:p>x</text:p>
          </table:table-cell>
          <table:table-cell table:number-columns-repeated="15"/>
        </table:table-row>
        <table:table-row table:style-name="ro4">
          <table:table-cell table:style-name="ce4" office:value-type="string" calcext:value-type="string">
            <text:p>Study previous project and its results, i.e. balancer board</text:p>
          </table:table-cell>
          <table:table-cell table:style-name="ce16" table:number-columns-repeated="2"/>
          <table:table-cell table:number-columns-repeated="3" table:style-name="ce16" office:value-type="string" calcext:value-type="string">
            <text:p>x</text:p>
          </table:table-cell>
          <table:table-cell table:style-name="ce16" table:number-columns-repeated="14"/>
        </table:table-row>
        <table:table-row table:style-name="ro2">
          <table:table-cell table:style-name="ce5" office:value-type="string" calcext:value-type="string">
            <text:p>Design monitor board</text:p>
          </table:table-cell>
          <table:table-cell table:style-name="ce17" table:number-columns-repeated="2"/>
          <table:table-cell table:number-columns-repeated="4" table:style-name="ce17" office:value-type="string" calcext:value-type="string">
            <text:p>x</text:p>
          </table:table-cell>
          <table:table-cell table:style-name="ce17" table:number-columns-repeated="13"/>
        </table:table-row>
        <table:table-row table:style-name="ro4">
          <table:table-cell table:style-name="ce4" office:value-type="string" calcext:value-type="string">
            <text:p>Test connection between balancer and microcontroller</text:p>
          </table:table-cell>
          <table:table-cell table:style-name="ce16" table:number-columns-repeated="3"/>
          <table:table-cell table:number-columns-repeated="2" table:style-name="ce16" office:value-type="string" calcext:value-type="string">
            <text:p>x</text:p>
          </table:table-cell>
          <table:table-cell table:style-name="ce16" table:number-columns-repeated="4"/>
          <table:table-cell table:number-columns-repeated="2" table:style-name="ce16" office:value-type="string" calcext:value-type="string">
            <text:p>(x)</text:p>
          </table:table-cell>
          <table:table-cell table:style-name="ce16" table:number-columns-repeated="8"/>
        </table:table-row>
        <table:table-row table:style-name="ro3">
          <table:table-cell table:style-name="ce6" office:value-type="string" calcext:value-type="string">
            <text:p>Sof tware design description</text:p>
          </table:table-cell>
          <table:table-cell table:style-name="ce18" table:number-columns-repeated="4"/>
          <table:table-cell table:number-columns-repeated="3" table:style-name="ce18" office:value-type="string" calcext:value-type="string">
            <text:p>x</text:p>
          </table:table-cell>
          <table:table-cell table:style-name="ce18"/>
          <table:table-cell table:number-columns-repeated="3" table:style-name="ce18" office:value-type="string" calcext:value-type="string">
            <text:p>(x)</text:p>
          </table:table-cell>
          <table:table-cell table:style-name="ce18" table:number-columns-repeated="8"/>
        </table:table-row>
        <table:table-row table:style-name="ro3">
          <table:table-cell table:style-name="ce5" office:value-type="string" calcext:value-type="string">
            <text:p>Production and assembly of monitor</text:p>
          </table:table-cell>
          <table:table-cell table:style-name="ce17" table:number-columns-repeated="5"/>
          <table:table-cell table:number-columns-repeated="3" table:style-name="ce17" office:value-type="string" calcext:value-type="string">
            <text:p>x</text:p>
          </table:table-cell>
          <table:table-cell table:style-name="ce17" table:number-columns-repeated="11"/>
        </table:table-row>
        <table:table-row table:style-name="ro3">
          <table:table-cell office:value-type="string" calcext:value-type="string">
            <text:p>Intermediate report and presentation (5.3.)</text:p>
          </table:table-cell>
          <table:table-cell table:number-columns-repeated="6"/>
          <table:table-cell table:number-columns-repeated="2" office:value-type="string" calcext:value-type="string">
            <text:p>x</text:p>
          </table:table-cell>
          <table:table-cell table:number-columns-repeated="11"/>
        </table:table-row>
        <table:table-row table:style-name="ro2">
          <table:table-cell table:style-name="ce7" office:value-type="string" calcext:value-type="string">
            <text:p>Integration and coding</text:p>
          </table:table-cell>
          <table:table-cell table:style-name="ce7" table:number-columns-repeated="8"/>
          <table:table-cell table:number-columns-repeated="4" table:style-name="ce7" office:value-type="string" calcext:value-type="string">
            <text:p>x</text:p>
          </table:table-cell>
          <table:table-cell table:style-name="ce7" table:number-columns-repeated="7"/>
        </table:table-row>
        <table:table-row table:style-name="ro2">
          <table:table-cell table:style-name="ce7" office:value-type="string" calcext:value-type="string">
            <text:p>of control logic</text:p>
          </table:table-cell>
          <table:table-cell table:style-name="ce7" table:number-columns-repeated="10"/>
          <table:table-cell table:number-columns-repeated="4" table:style-name="ce7" office:value-type="string" calcext:value-type="string">
            <text:p>(x)</text:p>
          </table:table-cell>
          <table:table-cell table:style-name="ce7" table:number-columns-repeated="5"/>
        </table:table-row>
        <table:table-row table:style-name="ro2">
          <table:table-cell table:style-name="ce8" office:value-type="string" calcext:value-type="string">
            <text:p>Testing</text:p>
          </table:table-cell>
          <table:table-cell table:style-name="ce8" table:number-columns-repeated="9"/>
          <table:table-cell table:number-columns-repeated="5" table:style-name="ce8" office:value-type="string" calcext:value-type="string">
            <text:p>x</text:p>
          </table:table-cell>
          <table:table-cell table:style-name="ce8" table:number-columns-repeated="5"/>
        </table:table-row>
        <table:table-row table:style-name="ro5">
          <table:table-cell table:style-name="ce8"/>
          <table:table-cell table:style-name="ce19" table:number-columns-repeated="11"/>
          <table:table-cell table:number-columns-repeated="5" table:style-name="ce19" office:value-type="string" calcext:value-type="string">
            <text:p>(x)</text:p>
          </table:table-cell>
          <table:table-cell table:style-name="ce19" table:number-columns-repeated="3"/>
        </table:table-row>
        <table:table-row table:style-name="ro3">
          <table:table-cell office:value-type="string" calcext:value-type="string">
            <text:p>Final documentation and presentation (7.5)</text:p>
          </table:table-cell>
          <table:table-cell table:number-columns-repeated="14"/>
          <table:table-cell table:number-columns-repeated="3" office:value-type="string" calcext:value-type="string">
            <text:p>x</text:p>
          </table:table-cell>
          <table:table-cell table:number-columns-repeated="2"/>
        </table:table-row>
        <table:table-row table:style-name="ro5">
          <table:table-cell table:style-name="ce9"/>
          <table:table-cell table:style-name="ce20" table:number-columns-repeated="19"/>
        </table:table-row>
        <table:table-row table:style-name="ro3">
          <table:table-cell table:style-name="ce10" office:value-type="string" calcext:value-type="string">
            <text:p>Plan B – The balancer board non functional</text:p>
          </table:table-cell>
          <table:table-cell table:style-name="ce21" table:number-columns-repeated="18"/>
          <table:table-cell table:style-name="ce25"/>
        </table:table-row>
        <table:table-row table:style-name="ro3">
          <table:table-cell table:style-name="ce11" office:value-type="string" calcext:value-type="string">
            <text:p>Design new balancer board</text:p>
          </table:table-cell>
          <table:table-cell table:style-name="ce22" table:number-columns-repeated="4"/>
          <table:table-cell table:number-columns-repeated="4" table:style-name="ce22" office:value-type="string" calcext:value-type="string">
            <text:p>(x)</text:p>
          </table:table-cell>
          <table:table-cell table:style-name="ce22" table:number-columns-repeated="10"/>
          <table:table-cell table:style-name="ce26"/>
        </table:table-row>
        <table:table-row table:style-name="ro4">
          <table:table-cell table:style-name="ce12" office:value-type="string" calcext:value-type="string">
            <text:p>Production and assembly of new balancer board</text:p>
          </table:table-cell>
          <table:table-cell table:style-name="ce23" table:number-columns-repeated="7"/>
          <table:table-cell table:number-columns-repeated="3" table:style-name="ce23" office:value-type="string" calcext:value-type="string">
            <text:p>(x)</text:p>
          </table:table-cell>
          <table:table-cell table:style-name="ce23" table:number-columns-repeated="8"/>
          <table:table-cell table:style-name="ce2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14P0" style:volatile="true">
      <number:currency-symbol/>
      <number:text> </number:text>
      <number:number number:decimal-places="0" number:min-integer-digits="1" number:grouping="true"/>
      <number:text> </number:text>
    </number:currency-style>
    <number:currency-style style:name="N114P1" style:volatile="true">
      <number:currency-symbol/>
      <number:text> (</number:text>
      <number:number number:decimal-places="0" number:min-integer-digits="1" number:grouping="true"/>
      <number:text>)</number:text>
    </number:currency-style>
    <number:currency-style style:name="N114P2" style:volatile="true">
      <number:currency-symbol/>
      <number:text>- </number:text>
    </number:currency-style>
    <number:text-style style:name="N114">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currency-style style:name="N121P0" style:volatile="true">
      <number:currency-symbol/>
      <number:text> </number:text>
      <number:number number:decimal-places="2" number:min-integer-digits="1" number:grouping="true"/>
      <number:text> </number:text>
    </number:currency-style>
    <number:currency-style style:name="N121P1" style:volatile="true">
      <number:currency-symbol/>
      <number:text> (</number:text>
      <number:number number:decimal-places="2" number:min-integer-digits="1" number:grouping="true"/>
      <number:text>)</number:text>
    </number:currency-style>
    <number:currency-style style:name="N121P2" style:volatile="true">
      <number:currency-symbol/>
      <number:text>- </number:text>
    </number:currency-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4">00/00/0000</text:date>, <text:time style:data-style-name="N2" text:time-value="23:53:28.61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